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weight="bold" officeooo:rsid="000de470" officeooo:paragraph-rsid="000de470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weight="normal" officeooo:rsid="000fe20b" officeooo:paragraph-rsid="000fe20b" style:font-size-asian="12.25pt" style:font-weight-asian="normal" style:font-size-complex="14pt" style:font-weight-complex="normal"/>
    </style:style>
    <style:style style:name="P3" style:family="paragraph" style:parent-style-name="Standard" style:list-style-name="L17" style:master-page-name="">
      <style:paragraph-properties fo:margin-left="0.499cm" fo:margin-right="0cm" fo:line-height="150%" fo:text-align="justify" style:justify-single-word="false" fo:text-indent="1.199cm" style:auto-text-indent="false" style:page-number="auto"/>
      <style:text-properties style:font-name="Times New Roman" fo:font-size="14pt" fo:font-weight="bold" officeooo:rsid="000de470" officeooo:paragraph-rsid="000de470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style="normal" fo:font-weight="normal" officeooo:rsid="000fe77d" officeooo:paragraph-rsid="000fe77d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 style:list-style-name="L18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style="normal" fo:font-weight="normal" officeooo:rsid="000fe77d" officeooo:paragraph-rsid="000fe77d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weight="normal" officeooo:rsid="000fe77d" officeooo:paragraph-rsid="000fe77d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weight="normal" officeooo:rsid="0014aee5" officeooo:paragraph-rsid="0014aee5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weight="normal" officeooo:rsid="001589a5" officeooo:paragraph-rsid="001589a5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weight="normal" officeooo:rsid="0015c198" officeooo:paragraph-rsid="0015c198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weight="normal" officeooo:rsid="001778ef" officeooo:paragraph-rsid="001778ef" style:font-size-asian="12.25pt" style:font-weight-asian="normal" style:font-size-complex="14pt" style:font-weight-complex="normal"/>
    </style:style>
    <style:style style:name="P11" style:family="paragraph">
      <style:paragraph-properties style:writing-mode="lr-tb"/>
    </style:style>
    <style:style style:name="P12" style:family="paragraph">
      <style:paragraph-properties fo:text-align="center" style:writing-mode="lr-tb"/>
      <style:text-properties fo:font-size="24pt"/>
    </style:style>
    <style:style style:name="P13" style:family="paragraph">
      <style:paragraph-properties fo:text-align="center"/>
    </style:style>
    <style:style style:name="P14" style:family="paragraph">
      <style:paragraph-properties fo:text-align="center" style:writing-mode="lr-tb"/>
    </style:style>
    <style:style style:name="P15" style:family="paragraph">
      <style:paragraph-properties fo:text-align="center">
        <style:tab-stops/>
      </style:paragraph-properties>
    </style:style>
    <style:style style:name="P16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15959" style:font-style-asian="italic" style:font-style-complex="italic"/>
    </style:style>
    <style:style style:name="T3" style:family="text">
      <style:text-properties fo:font-style="italic" officeooo:rsid="00129fcb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fe77d" style:font-style-asian="normal" style:font-style-complex="normal"/>
    </style:style>
    <style:style style:name="T6" style:family="text">
      <style:text-properties fo:font-style="normal" officeooo:rsid="00115959" style:font-style-asian="normal" style:font-style-complex="normal"/>
    </style:style>
    <style:style style:name="T7" style:family="text">
      <style:text-properties fo:font-style="normal" officeooo:rsid="00129fcb" style:font-style-asian="normal" style:font-style-complex="normal"/>
    </style:style>
    <style:style style:name="T8" style:family="text">
      <style:text-properties fo:font-style="normal" officeooo:rsid="00142092" style:font-style-asian="normal" style:font-style-complex="normal"/>
    </style:style>
    <style:style style:name="T9" style:family="text">
      <style:text-properties fo:font-style="normal" officeooo:rsid="0014aee5" style:font-style-asian="normal" style:font-style-complex="normal"/>
    </style:style>
    <style:style style:name="T10" style:family="text">
      <style:text-properties fo:font-style="normal" officeooo:rsid="001589a5" style:font-style-asian="normal" style:font-style-complex="normal"/>
    </style:style>
    <style:style style:name="T11" style:family="text">
      <style:text-properties fo:font-style="normal" officeooo:rsid="001778ef" style:font-style-asian="normal" style:font-style-complex="normal"/>
    </style:style>
    <style:style style:name="T12" style:family="text">
      <style:text-properties officeooo:rsid="001778ef"/>
    </style:style>
    <style:style style:name="T13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14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15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16" style:family="text">
      <style:text-properties style:use-window-font-color="true" style:font-name="ISOCPEUR" fo:font-size="14pt" fo:language="ru" fo:country="RU" fo:font-style="italic" style:font-name-asian="Arial" style:font-size-asian="14pt" style:font-style-asian="italic" style:font-name-complex="Calibri" style:font-size-complex="10pt" style:language-complex="ar" style:country-complex="S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min-height="27.845cm" fo:min-width="17.42cm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2" draw:z-index="0" draw:style-name="gr1">
        <draw:custom-shape draw:style-name="gr2" draw:text-style-name="P11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2" svg:x1="3cm" svg:y1="27.63cm" svg:x2="3.002cm" svg:y2="29.101cm">
          <text:p/>
        </draw:line>
        <draw:line draw:style-name="gr3" draw:text-style-name="P12" svg:x1="2.009cm" svg:y1="27.619cm" svg:x2="20.281cm" svg:y2="27.619cm">
          <text:p/>
        </draw:line>
        <draw:line draw:style-name="gr3" draw:text-style-name="P12" svg:x1="3.997cm" svg:y1="27.63cm" svg:x2="3.999cm" svg:y2="29.101cm">
          <text:p/>
        </draw:line>
        <draw:line draw:style-name="gr3" draw:text-style-name="P12" svg:x1="6.5cm" svg:y1="27.63cm" svg:x2="6.502cm" svg:y2="29.101cm">
          <text:p/>
        </draw:line>
        <draw:line draw:style-name="gr3" draw:text-style-name="P12" svg:x1="7.999cm" svg:y1="27.644cm" svg:x2="8.001cm" svg:y2="29.101cm">
          <text:p/>
        </draw:line>
        <draw:line draw:style-name="gr3" draw:text-style-name="P12" svg:x1="9.001cm" svg:y1="27.63cm" svg:x2="9.003cm" svg:y2="29.087cm">
          <text:p/>
        </draw:line>
        <draw:line draw:style-name="gr3" draw:text-style-name="P12" svg:x1="19.3cm" svg:y1="27.63cm" svg:x2="19.304cm" svg:y2="29.101cm">
          <text:p/>
        </draw:line>
        <draw:line draw:style-name="gr4" draw:text-style-name="P12" svg:x1="2.009cm" svg:y1="28.115cm" svg:x2="8.982cm" svg:y2="28.117cm">
          <text:p/>
        </draw:line>
        <draw:line draw:style-name="gr3" draw:text-style-name="P12" svg:x1="2.009cm" svg:y1="28.616cm" svg:x2="8.982cm" svg:y2="28.616cm">
          <text:p/>
        </draw:line>
        <draw:line draw:style-name="gr4" draw:text-style-name="P12" svg:x1="19.313cm" svg:y1="28.122cm" svg:x2="20.292cm" svg:y2="28.122cm">
          <text:p/>
        </draw:line>
        <draw:frame draw:style-name="gr5" draw:text-style-name="P14" svg:width="0.914cm" svg:height="0.436cm" svg:x="2.049cm" svg:y="28.635cm">
          <draw:text-box>
            <text:p text:style-name="P13"><text:span text:style-name="T13">Изм.</text:span></text:p>
          </draw:text-box>
        </draw:frame>
        <draw:frame draw:style-name="gr5" draw:text-style-name="P14" svg:width="0.916cm" svg:height="0.436cm" svg:x="3.039cm" svg:y="28.635cm">
          <draw:text-box>
            <text:p text:style-name="P13"><text:span text:style-name="T13">Лист</text:span></text:p>
          </draw:text-box>
        </draw:frame>
        <draw:frame draw:style-name="gr5" draw:text-style-name="P14" svg:width="2.354cm" svg:height="0.436cm" svg:x="4.074cm" svg:y="28.635cm">
          <draw:text-box>
            <text:p text:style-name="P13"><text:span text:style-name="T13">№ </text:span><text:span text:style-name="T13">докум.</text:span></text:p>
          </draw:text-box>
        </draw:frame>
        <draw:frame draw:style-name="gr5" draw:text-style-name="P16" svg:width="1.403cm" svg:height="0.436cm" svg:x="6.558cm" svg:y="28.635cm">
          <draw:text-box>
            <text:p text:style-name="P15"><text:span text:style-name="T14">Подпись</text:span></text:p>
          </draw:text-box>
        </draw:frame>
        <draw:frame draw:style-name="gr5" draw:text-style-name="P14" svg:width="0.914cm" svg:height="0.436cm" svg:x="8.043cm" svg:y="28.635cm">
          <draw:text-box>
            <text:p text:style-name="P13"><text:span text:style-name="T13">Дата</text:span></text:p>
          </draw:text-box>
        </draw:frame>
        <draw:frame draw:style-name="gr5" draw:text-style-name="P14" svg:width="0.916cm" svg:height="0.436cm" svg:x="19.339cm" svg:y="27.668cm">
          <draw:text-box>
            <text:p text:style-name="P13"><text:span text:style-name="T13">Лист</text:span></text:p>
          </draw:text-box>
        </draw:frame>
        <draw:frame draw:style-name="gr5" draw:text-style-name="P14" svg:width="0.916cm" svg:height="0.599cm" svg:x="19.339cm" svg:y="28.316cm">
          <draw:text-box>
            <text:p text:style-name="P13"><text:span text:style-name="T15">2</text:span></text:p>
          </draw:text-box>
        </draw:frame>
        <draw:frame draw:style-name="gr5" draw:text-style-name="P14" svg:width="10.134cm" svg:height="0.675cm" svg:x="9.086cm" svg:y="28.016cm">
          <draw:text-box>
            <text:p text:style-name="P13"><text:span text:style-name="T16">КР-НРТК- (2АС-02)</text:span></text:p>
          </draw:text-box>
        </draw:frame>
      </draw:g>
      <draw:g text:anchor-type="page" text:anchor-page-number="1" draw:z-index="1" draw:style-name="gr1">
        <draw:custom-shape draw:style-name="gr2" draw:text-style-name="P11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12" svg:x1="3cm" svg:y1="27.515cm" svg:x2="3.002cm" svg:y2="28.986cm">
          <text:p/>
        </draw:line>
        <draw:line draw:style-name="gr3" draw:text-style-name="P12" svg:x1="2.009cm" svg:y1="27.504cm" svg:x2="20.281cm" svg:y2="27.504cm">
          <text:p/>
        </draw:line>
        <draw:line draw:style-name="gr3" draw:text-style-name="P12" svg:x1="3.997cm" svg:y1="27.515cm" svg:x2="3.999cm" svg:y2="28.986cm">
          <text:p/>
        </draw:line>
        <draw:line draw:style-name="gr3" draw:text-style-name="P12" svg:x1="6.5cm" svg:y1="27.515cm" svg:x2="6.502cm" svg:y2="28.986cm">
          <text:p/>
        </draw:line>
        <draw:line draw:style-name="gr3" draw:text-style-name="P12" svg:x1="7.999cm" svg:y1="27.529cm" svg:x2="8.001cm" svg:y2="28.986cm">
          <text:p/>
        </draw:line>
        <draw:line draw:style-name="gr3" draw:text-style-name="P12" svg:x1="9.001cm" svg:y1="27.515cm" svg:x2="9.003cm" svg:y2="28.972cm">
          <text:p/>
        </draw:line>
        <draw:line draw:style-name="gr3" draw:text-style-name="P12" svg:x1="19.3cm" svg:y1="27.515cm" svg:x2="19.304cm" svg:y2="28.986cm">
          <text:p/>
        </draw:line>
        <draw:line draw:style-name="gr4" draw:text-style-name="P12" svg:x1="2.009cm" svg:y1="28cm" svg:x2="8.982cm" svg:y2="28.002cm">
          <text:p/>
        </draw:line>
        <draw:line draw:style-name="gr3" draw:text-style-name="P12" svg:x1="2.009cm" svg:y1="28.501cm" svg:x2="8.982cm" svg:y2="28.501cm">
          <text:p/>
        </draw:line>
        <draw:line draw:style-name="gr4" draw:text-style-name="P12" svg:x1="19.313cm" svg:y1="28.007cm" svg:x2="20.292cm" svg:y2="28.007cm">
          <text:p/>
        </draw:line>
        <draw:frame draw:style-name="gr5" draw:text-style-name="P14" svg:width="0.914cm" svg:height="0.436cm" svg:x="2.049cm" svg:y="28.52cm">
          <draw:text-box>
            <text:p text:style-name="P13"><text:span text:style-name="T13">Изм.</text:span></text:p>
          </draw:text-box>
        </draw:frame>
        <draw:frame draw:style-name="gr5" draw:text-style-name="P14" svg:width="0.916cm" svg:height="0.436cm" svg:x="3.039cm" svg:y="28.52cm">
          <draw:text-box>
            <text:p text:style-name="P13"><text:span text:style-name="T13">Лист</text:span></text:p>
          </draw:text-box>
        </draw:frame>
        <draw:frame draw:style-name="gr5" draw:text-style-name="P14" svg:width="2.354cm" svg:height="0.436cm" svg:x="4.074cm" svg:y="28.52cm">
          <draw:text-box>
            <text:p text:style-name="P13"><text:span text:style-name="T13">№ </text:span><text:span text:style-name="T13">докум.</text:span></text:p>
          </draw:text-box>
        </draw:frame>
        <draw:frame draw:style-name="gr5" draw:text-style-name="P16" svg:width="1.403cm" svg:height="0.436cm" svg:x="6.558cm" svg:y="28.52cm">
          <draw:text-box>
            <text:p text:style-name="P15"><text:span text:style-name="T14">Подпись</text:span></text:p>
          </draw:text-box>
        </draw:frame>
        <draw:frame draw:style-name="gr5" draw:text-style-name="P14" svg:width="0.914cm" svg:height="0.436cm" svg:x="8.043cm" svg:y="28.52cm">
          <draw:text-box>
            <text:p text:style-name="P13"><text:span text:style-name="T13">Дата</text:span></text:p>
          </draw:text-box>
        </draw:frame>
        <draw:frame draw:style-name="gr5" draw:text-style-name="P14" svg:width="0.916cm" svg:height="0.436cm" svg:x="19.339cm" svg:y="27.553cm">
          <draw:text-box>
            <text:p text:style-name="P13"><text:span text:style-name="T13">Лист</text:span></text:p>
          </draw:text-box>
        </draw:frame>
        <draw:frame draw:style-name="gr5" draw:text-style-name="P14" svg:width="0.916cm" svg:height="0.599cm" svg:x="19.339cm" svg:y="28.201cm">
          <draw:text-box>
            <text:p text:style-name="P13"><text:span text:style-name="T15">2</text:span></text:p>
          </draw:text-box>
        </draw:frame>
        <draw:frame draw:style-name="gr5" draw:text-style-name="P14" svg:width="10.134cm" svg:height="0.675cm" svg:x="9.086cm" svg:y="27.901cm">
          <draw:text-box>
            <text:p text:style-name="P13"><text:span text:style-name="T16">КР-НРТК- (2АС-02)</text:span></text:p>
          </draw:text-box>
        </draw:frame>
      </draw:g>
      <text:list xml:id="list2150587076740641127" text:style-name="L17">
        <text:list-item>
          <text:list>
            <text:list-item>
              <text:list>
                <text:list-item>
                  <text:p text:style-name="P3">Введение</text:p>
                </text:list-item>
              </text:list>
            </text:list-item>
          </text:list>
        </text:list-item>
      </text:list>
      <text:p text:style-name="P1"/>
      <text:p text:style-name="P2">Для того чтобы понять, насколько актуальна тема управления проектами необходимо дать определение термина «проект».</text:p>
      <text:p text:style-name="P2">Проект (от лат. <text:span text:style-name="T1">projectus — </text:span><text:span text:style-name="T4">брошенный вперед, выступающий, выдающийся вперед) — </text:span><text:span text:style-name="T5">замысел, идея, образ, воплощенные в форму описания, обоснования, расчетов, чертежей, раскрывающих сущность замысла и возможность его практической реализации. [1]</text:span></text:p>
      <text:p text:style-name="P4">Проект — это работы, планы, мероприятия и другие задачи, направленные на создание уникального продукта (устройства, работы, услуги). [1]</text:p>
      <text:p text:style-name="P4">Таким образом под определение проекта попадает практически любая деятельность человека, характеризующаяся такими признаками как:</text:p>
      <text:list xml:id="list5762850793580608602" text:style-name="L18">
        <text:list-item>
          <text:list>
            <text:list-item>
              <text:list>
                <text:list-item>
                  <text:p text:style-name="P5">ограниченность во времени;</text:p>
                </text:list-item>
                <text:list-item>
                  <text:p text:style-name="P5">конкретность, достижимость результата;</text:p>
                </text:list-item>
                <text:list-item>
                  <text:p text:style-name="P5">наличие плана действий;</text:p>
                </text:list-item>
              </text:list>
            </text:list-item>
          </text:list>
        </text:list-item>
      </text:list>
      <text:p text:style-name="P4">Естественно желать, чтобы деятельность человека была успешной, то есть чтобы проекты завершались в срок и без превышения требований к ресурсам. Однако даже в современном мире далеко не все проекты <text:span text:style-name="T12">за</text:span>канчиваются успешно. Многие даже не доходят до своего логического завершения, а некоторые вообще тянутся годами, потребляя как временные так и человеческие ресурсы.</text:p>
      <text:p text:style-name="P6"><text:span text:style-name="T4">Особенно остро данная проблема чувствуется в области разработки программного обеспечения. </text:span><text:span text:style-name="T6">Так, в исследовании </text:span><text:span text:style-name="T2">Standish Group </text:span><text:span text:style-name="T6">под названием «</text:span><text:span text:style-name="T2">Chaos Report</text:span><text:span text:style-name="T6">» от 1995 года говорится, что в США в год <text:s/>тратится более 250 миллиардов долларов на реализацию примерно 175 000 </text:span><text:span text:style-name="T8">программных</text:span><text:span text:style-name="T6"> проектов. Средняя стоимость разработки проекта <text:s/>для крупной кампании <text:s/></text:span><text:span text:style-name="T7">составляет более 2 000 000 долларов, для компании средних размеров более 1 000 000 долларов, для небольшой компании — порядка полумиллиона долларов. При этом большинство проектов проваливаются. </text:span><text:span text:style-name="T3">Standish Group </text:span><text:span text:style-name="T7">выяснила, что работа над 31,1% проектов прекратится </text:span><text:span text:style-name="T9">еще</text:span><text:span text:style-name="T7"> до их </text:span><text:span text:style-name="T8">логического</text:span><text:span text:style-name="T7"> завершения, </text:span><text:soft-page-break/><text:span text:style-name="T7">52,7% проектов будут стоить на 89% дороже изначальной стоимости. </text:span><text:span text:style-name="T8">Так в 1995 году частные и государственные компании США потратили 81 миллиард долларов на программные проекты, разработка которых не будет завершена, 59 миллиардов долларов на программные проекты, завершенные с сильным опозданием. При этом речь не идет о сверхсложных системах. Провальные проекты в большинстве своем также просты как </text:span><text:span text:style-name="T9">рядовая</text:span><text:span text:style-name="T8"> система учета заказов. [2]</text:span></text:p>
      <text:p text:style-name="P7"><text:span text:style-name="T8">Н</text:span><text:span text:style-name="T4">есмотря на то, чт</text:span><text:span text:style-name="T10">о</text:span><text:span text:style-name="T4"> данному исследованию уже 20 лет, опыт автора подсказывает, что ситуация в сфере разработка программны</text:span><text:span text:style-name="T11">х</text:span><text:span text:style-name="T4"> продуктов за прошедшее время не сильно изменилась. Многи</text:span><text:span text:style-name="T10">е</text:span><text:span text:style-name="T4"> проекты все также </text:span><text:span text:style-name="T10">затягиваются </text:span><text:span text:style-name="T4">или проваливаются. <text:s/></text:span><text:span text:style-name="T10">Следовательно </text:span><text:span text:style-name="T11">обозначенная</text:span><text:span text:style-name="T10"> тема будет актуальна до тех пор, покуда будут существовать проекты.</text:span></text:p>
      <text:p text:style-name="P9"><text:span text:style-name="T10">Ц</text:span><text:span text:style-name="T4">елями данной работы является исследование различных методологий управления разработкой программных продуктов, нахождение оптимальной методологии для управления разработкой программных продуктов в сфере решений для управления и поддержки бизнеса, разработка автоматизированной информационной системы на основе выбранной методологии для упрощения, рационализации и стандартизации взаимодействия между заказчиком разработки и командой, реализующей программный продукт, оптимизации работы команды.</text:span></text:p>
      <text:p text:style-name="P10"><text:span text:style-name="T4">В данной работе решаются вопросы взаимодействия между разработчиками, конечными пользователями, заказчиками и спонсорами разработки <text:s/>программного продукта, вопросы эффективной организации команды разработки, рассматриваются полезные практики, увеличивающие шансы на успех при разработке программного продукта. Также анализируются факторы, наличие которых приводят к задержке выпуска программного продукта, перерасходам, низкой эффективности команды разработки.</text:span></text:p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88cm" fo:margin-bottom="2.602cm" fo:margin-left="2cm" fo:margin-right="1.40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08:32:13.051046853</meta:creation-date>
    <dc:date>2015-03-12T22:18:01.217917374</dc:date>
    <meta:editing-duration>PT1H26M51S</meta:editing-duration>
    <meta:editing-cycles>15</meta:editing-cycles>
    <meta:generator>LibreOffice/4.2.7.2$Linux_x86 LibreOffice_project/420m0$Build-2</meta:generator>
    <meta:document-statistic meta:table-count="0" meta:image-count="0" meta:object-count="0" meta:page-count="3" meta:paragraph-count="13" meta:word-count="430" meta:character-count="3439" meta:non-whitespace-character-count="3017"/>
  </office:meta>
</office:document-meta>
</file>